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65599991140000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  <style:text-properties fo:font-size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font-size="32pt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Install GIT on Linux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Install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<text:span text:style-name="T2">GIT is available with all OS.</text:span><text:span text:style-name="T2"><text:line-break/></text:span><text:span text:style-name="T2">Linux</text:span></text:p>
                <text:p text:style-name="P4"><text:span text:style-name="T2">Windows</text:span></text:p>
                <text:p text:style-name="P4"><text:span text:style-name="T2">Mac </text:span><text:span text:style-name="T2"><text:line-break/></text:span><text:span text:style-name="T2"><text:line-break/></text:span><text:span text:style-name="T2">Follow Link : </text:span><text:span text:style-name="T2"><text:a xlink:href="https://gist.github.com/derhuerst/1b15ff4652a867391f03" xlink:type="simple">https://gist.github.com/derhuerst/1b15ff4652a867391f03</text:a></text:span><text:span text:style-name="T2"> </text:span></text:p>
                <text:p text:style-name="P4"><text:span text:style-name="T2"><text:line-break/></text:span><text:span text:style-name="T2"/></text:p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8" draw:layer="layout" svg:width="20.927cm" svg:height="9.756cm" svg:x="3.873cm" svg:y="7.4cm">
          <text:p text:style-name="P7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65599991140000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6T10:59:07.525752846</dc:date>
    <meta:editing-duration>PT10H33M14S</meta:editing-duration>
    <meta:editing-cycles>25</meta:editing-cycles>
    <meta:generator>LibreOffice/5.1.6.2$Linux_X86_64 LibreOffice_project/10m0$Build-2</meta:generator>
    <meta:document-statistic meta:object-count="49"/>
  </office:meta>
</office:document-meta>
</file>